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9c8" officeooo:paragraph-rsid="000e49c8"/>
    </style:style>
    <style:style style:name="P2" style:family="paragraph" style:parent-style-name="Standard">
      <style:text-properties officeooo:rsid="000fb9b7" officeooo:paragraph-rsid="000fb9b7"/>
    </style:style>
    <style:style style:name="P3" style:family="paragraph" style:parent-style-name="Standard">
      <style:text-properties officeooo:rsid="000fb9b7" officeooo:paragraph-rsid="002a92ae"/>
    </style:style>
    <style:style style:name="P4" style:family="paragraph" style:parent-style-name="Standard">
      <style:text-properties officeooo:paragraph-rsid="000e49c8"/>
    </style:style>
    <style:style style:name="P5" style:family="paragraph" style:parent-style-name="Standard">
      <style:text-properties officeooo:rsid="00126ea7" officeooo:paragraph-rsid="00126ea7"/>
    </style:style>
    <style:style style:name="P6" style:family="paragraph" style:parent-style-name="Standard">
      <style:text-properties officeooo:rsid="00126ea7" officeooo:paragraph-rsid="0016a321"/>
    </style:style>
    <style:style style:name="P7" style:family="paragraph" style:parent-style-name="Standard">
      <style:text-properties officeooo:rsid="001337b5" officeooo:paragraph-rsid="0016a321"/>
    </style:style>
    <style:style style:name="P8" style:family="paragraph" style:parent-style-name="Standard">
      <style:text-properties officeooo:paragraph-rsid="0016a321"/>
    </style:style>
    <style:style style:name="P9" style:family="paragraph" style:parent-style-name="Standard">
      <style:text-properties officeooo:rsid="001a7637" officeooo:paragraph-rsid="001a7637"/>
    </style:style>
    <style:style style:name="P10" style:family="paragraph" style:parent-style-name="Standard">
      <style:text-properties officeooo:rsid="001e51c8" officeooo:paragraph-rsid="001e51c8"/>
    </style:style>
    <style:style style:name="P11" style:family="paragraph" style:parent-style-name="Standard">
      <style:text-properties officeooo:rsid="001fc842" officeooo:paragraph-rsid="001fc842"/>
    </style:style>
    <style:style style:name="P12" style:family="paragraph" style:parent-style-name="Standard">
      <style:text-properties officeooo:rsid="002c0e8e" officeooo:paragraph-rsid="002c0e8e"/>
    </style:style>
    <style:style style:name="P13" style:family="paragraph" style:parent-style-name="Standard">
      <style:text-properties officeooo:rsid="00317488" officeooo:paragraph-rsid="00317488"/>
    </style:style>
    <style:style style:name="P14" style:family="paragraph" style:parent-style-name="Standard">
      <style:text-properties officeooo:rsid="0035f58d" officeooo:paragraph-rsid="000fb9b7"/>
    </style:style>
    <style:style style:name="P15" style:family="paragraph" style:parent-style-name="Standard">
      <style:text-properties officeooo:rsid="0035f58d" officeooo:paragraph-rsid="0035f58d"/>
    </style:style>
    <style:style style:name="P16" style:family="paragraph" style:parent-style-name="Standard">
      <style:text-properties officeooo:rsid="0035f58d" officeooo:paragraph-rsid="003be36e"/>
    </style:style>
    <style:style style:name="P17" style:family="paragraph" style:parent-style-name="Standard">
      <style:text-properties officeooo:rsid="00371747" officeooo:paragraph-rsid="00371747"/>
    </style:style>
    <style:style style:name="P18" style:family="paragraph" style:parent-style-name="Standard">
      <style:text-properties officeooo:rsid="0037f35e" officeooo:paragraph-rsid="00371747"/>
    </style:style>
    <style:style style:name="P19" style:family="paragraph" style:parent-style-name="Standard">
      <style:text-properties officeooo:rsid="0037f35e" officeooo:paragraph-rsid="0037f35e"/>
    </style:style>
    <style:style style:name="P20" style:family="paragraph" style:parent-style-name="Standard">
      <style:text-properties officeooo:rsid="003cfded" officeooo:paragraph-rsid="003cfded"/>
    </style:style>
    <style:style style:name="P21" style:family="paragraph" style:parent-style-name="Standard">
      <style:text-properties officeooo:rsid="003f94fe" officeooo:paragraph-rsid="003f94fe"/>
    </style:style>
    <style:style style:name="P22" style:family="paragraph" style:parent-style-name="Standard">
      <style:text-properties officeooo:rsid="00402adf" officeooo:paragraph-rsid="00402adf"/>
    </style:style>
    <style:style style:name="P23" style:family="paragraph" style:parent-style-name="Standard">
      <style:text-properties officeooo:rsid="004296a1" officeooo:paragraph-rsid="004296a1"/>
    </style:style>
    <style:style style:name="P24" style:family="paragraph" style:parent-style-name="Standard">
      <style:text-properties officeooo:rsid="00443014" officeooo:paragraph-rsid="003e68e0"/>
    </style:style>
    <style:style style:name="P25" style:family="paragraph" style:parent-style-name="Standard">
      <style:text-properties officeooo:rsid="0067aa96" officeooo:paragraph-rsid="0067aa96"/>
    </style:style>
    <style:style style:name="P26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rsid="006a7847" officeooo:paragraph-rsid="006a7847" fo:background-color="transparent"/>
    </style:style>
    <style:style style:name="P27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rsid="006c1caa" officeooo:paragraph-rsid="006c1caa" fo:background-color="transparent"/>
    </style:style>
    <style:style style:name="P28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rsid="006cd553" officeooo:paragraph-rsid="006cd553" fo:background-color="transparent"/>
    </style:style>
    <style:style style:name="P29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rsid="006cd553" officeooo:paragraph-rsid="00705907" fo:background-color="transparent"/>
    </style:style>
    <style:style style:name="P30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paragraph-rsid="006cd553"/>
    </style:style>
    <style:style style:name="P31" style:family="paragraph" style:parent-style-name="Preformatted_20_Text">
      <style:text-properties fo:font-variant="normal" fo:text-transform="none" fo:color="#ffffff" style:font-name="Source Code Pro" fo:font-size="9pt" fo:letter-spacing="normal" fo:font-style="normal" fo:font-weight="normal" officeooo:paragraph-rsid="00705907"/>
    </style:style>
    <style:style style:name="P32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cd553" officeooo:paragraph-rsid="006cd553" fo:background-color="transparent"/>
    </style:style>
    <style:style style:name="P33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cd553" officeooo:paragraph-rsid="00705907" fo:background-color="transparent"/>
    </style:style>
    <style:style style:name="P34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f8275" officeooo:paragraph-rsid="006f8275" fo:background-color="transparent"/>
    </style:style>
    <style:style style:name="P35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f8275" officeooo:paragraph-rsid="00705907" fo:background-color="transparent"/>
    </style:style>
    <style:style style:name="P36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705907" officeooo:paragraph-rsid="00705907" fo:background-color="transparent"/>
    </style:style>
    <style:style style:name="P37" style:family="paragraph" style:parent-style-name="Preformatted_20_Text">
      <style:text-properties fo:font-variant="normal" fo:text-transform="none" fo:color="#000000" style:font-name="Source Code Pro" fo:font-size="9pt" fo:letter-spacing="normal" fo:font-style="normal" fo:font-weight="normal" officeooo:rsid="006cd553" officeooo:paragraph-rsid="006cd553"/>
    </style:style>
    <style:style style:name="P38" style:family="paragraph" style:parent-style-name="Standard">
      <style:text-properties fo:font-weight="bold" officeooo:paragraph-rsid="000e49c8" style:font-weight-asian="bold" style:font-weight-complex="bold"/>
    </style:style>
    <style:style style:name="P39" style:family="paragraph" style:parent-style-name="Standard">
      <style:text-properties fo:font-weight="bold" officeooo:rsid="00695bde" officeooo:paragraph-rsid="00695bde" style:font-weight-asian="bold" style:font-weight-complex="bold"/>
    </style:style>
    <style:style style:name="P40" style:family="paragraph" style:parent-style-name="Standard">
      <style:text-properties officeooo:paragraph-rsid="0067aa96"/>
    </style:style>
    <style:style style:name="P41" style:family="paragraph" style:parent-style-name="Standard">
      <style:text-properties officeooo:rsid="00695bde" officeooo:paragraph-rsid="00695bde"/>
    </style:style>
    <style:style style:name="P42" style:family="paragraph" style:parent-style-name="Standard">
      <style:text-properties officeooo:paragraph-rsid="00695bde"/>
    </style:style>
    <style:style style:name="P43" style:family="paragraph" style:parent-style-name="Standard">
      <style:text-properties fo:font-weight="normal" officeooo:rsid="006a7847" officeooo:paragraph-rsid="006a7847" style:font-weight-asian="normal" style:font-weight-complex="normal"/>
    </style:style>
    <style:style style:name="P44" style:family="paragraph" style:parent-style-name="Standard">
      <style:text-properties officeooo:rsid="006a7847" officeooo:paragraph-rsid="006a7847"/>
    </style:style>
    <style:style style:name="P45" style:family="paragraph" style:parent-style-name="Standard">
      <style:text-properties officeooo:rsid="0067aa96" officeooo:paragraph-rsid="0067aa96"/>
    </style:style>
    <style:style style:name="P46" style:family="paragraph" style:parent-style-name="Standard">
      <style:text-properties officeooo:rsid="006a7847" officeooo:paragraph-rsid="006a7847" fo:background-color="transparent"/>
    </style:style>
    <style:style style:name="P47" style:family="paragraph" style:parent-style-name="Standard">
      <style:text-properties officeooo:rsid="006a7847" officeooo:paragraph-rsid="006c1caa" fo:background-color="transparent"/>
    </style:style>
    <style:style style:name="P48" style:family="paragraph" style:parent-style-name="Standard">
      <style:text-properties officeooo:rsid="006c1caa" officeooo:paragraph-rsid="006c1caa" fo:background-color="transparent"/>
    </style:style>
    <style:style style:name="P49" style:family="paragraph" style:parent-style-name="Standard">
      <style:text-properties officeooo:rsid="006c1caa" officeooo:paragraph-rsid="006c1caa"/>
    </style:style>
    <style:style style:name="P50" style:family="paragraph" style:parent-style-name="Standard">
      <style:text-properties officeooo:paragraph-rsid="006c1caa"/>
    </style:style>
    <style:style style:name="P51" style:family="paragraph" style:parent-style-name="Standard">
      <style:text-properties officeooo:rsid="006cd553" officeooo:paragraph-rsid="006cd553"/>
    </style:style>
    <style:style style:name="P52" style:family="paragraph" style:parent-style-name="Standard">
      <style:text-properties officeooo:rsid="00719366" officeooo:paragraph-rsid="00719366"/>
    </style:style>
    <style:style style:name="T1" style:family="text">
      <style:text-properties officeooo:rsid="000e49c8"/>
    </style:style>
    <style:style style:name="T2" style:family="text">
      <style:text-properties officeooo:rsid="00117e31"/>
    </style:style>
    <style:style style:name="T3" style:family="text">
      <style:text-properties officeooo:rsid="00126ea7"/>
    </style:style>
    <style:style style:name="T4" style:family="text">
      <style:text-properties officeooo:rsid="001337b5"/>
    </style:style>
    <style:style style:name="T5" style:family="text">
      <style:text-properties officeooo:rsid="0017462a"/>
    </style:style>
    <style:style style:name="T6" style:family="text">
      <style:text-properties officeooo:rsid="0018a49b"/>
    </style:style>
    <style:style style:name="T7" style:family="text">
      <style:text-properties officeooo:rsid="001fc842"/>
    </style:style>
    <style:style style:name="T8" style:family="text">
      <style:text-properties officeooo:rsid="0022268b"/>
    </style:style>
    <style:style style:name="T9" style:family="text">
      <style:text-properties officeooo:rsid="002469f0"/>
    </style:style>
    <style:style style:name="T10" style:family="text">
      <style:text-properties officeooo:rsid="00263b8c"/>
    </style:style>
    <style:style style:name="T11" style:family="text">
      <style:text-properties officeooo:rsid="002a92ae"/>
    </style:style>
    <style:style style:name="T12" style:family="text">
      <style:text-properties officeooo:rsid="002c0e8e"/>
    </style:style>
    <style:style style:name="T13" style:family="text">
      <style:text-properties officeooo:rsid="002f1868"/>
    </style:style>
    <style:style style:name="T14" style:family="text">
      <style:text-properties officeooo:rsid="0035f58d"/>
    </style:style>
    <style:style style:name="T15" style:family="text">
      <style:text-properties officeooo:rsid="003afed1"/>
    </style:style>
    <style:style style:name="T16" style:family="text">
      <style:text-properties officeooo:rsid="00695bde"/>
    </style:style>
    <style:style style:name="T17" style:family="text">
      <style:text-properties officeooo:rsid="0067aa96"/>
    </style:style>
    <style:style style:name="T18" style:family="text">
      <style:text-properties fo:color="#555555"/>
    </style:style>
    <style:style style:name="T19" style:family="text">
      <style:text-properties fo:color="#000000"/>
    </style:style>
    <style:style style:name="T20" style:family="text">
      <style:text-properties fo:color="#000000" officeooo:rsid="006cd553" fo:background-color="transparent" loext:char-shading-value="0"/>
    </style:style>
    <style:style style:name="T21" style:family="text">
      <style:text-properties fo:color="#000000" officeooo:rsid="00705907" fo:background-color="transparent" loext:char-shading-value="0"/>
    </style:style>
    <style:style style:name="T22" style:family="text">
      <style:text-properties officeooo:rsid="006c1caa"/>
    </style:style>
    <style:style style:name="T23" style:family="text">
      <style:text-properties fo:font-weight="bold"/>
    </style:style>
    <style:style style:name="T24" style:family="text">
      <style:text-properties officeooo:rsid="006cd553" fo:background-color="transparent" loext:char-shading-value="0"/>
    </style:style>
    <style:style style:name="T25" style:family="text">
      <style:text-properties officeooo:rsid="006f8275"/>
    </style:style>
    <style:style style:name="T26" style:family="text">
      <style:text-properties officeooo:rsid="00705907"/>
    </style:style>
    <style:style style:name="T27" style:family="text">
      <style:text-properties officeooo:rsid="006cd553"/>
    </style:style>
    <style:style style:name="T28" style:family="text">
      <style:text-properties fo:font-style="italic" officeooo:rsid="00705907" style:font-style-asian="italic" style:font-style-complex="italic"/>
    </style:style>
    <style:style style:name="T29" style:family="text">
      <style:text-properties style:font-style-asian="normal" style:font-style-complex="normal"/>
    </style:style>
    <style:style style:name="T30" style:family="text">
      <style:text-properties officeooo:rsid="00705907" style:font-style-asian="normal" style:font-style-complex="normal"/>
    </style:style>
    <style:style style:name="T31" style:family="text">
      <style:text-properties officeooo:rsid="006cd553" style:font-style-asian="normal" style:font-style-complex="normal"/>
    </style:style>
    <style:style style:name="T32" style:family="text">
      <style:text-properties officeooo:rsid="007300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1">Fin</text:span><text:span text:style-name="T6">ance </text:span><text:span text:style-name="T5">App</text:span></text:p>
      <text:p text:style-name="P1"/>
      <text:p text:style-name="P6">Technical Requirements</text:p>
      <text:p text:style-name="P6"/>
      <text:p text:style-name="P6">Backend: Django</text:p>
      <text:p text:style-name="P7">Version: </text:p>
      <text:p text:style-name="P8"><text:span text:style-name="T4">features required</text:span><text:span text:style-name="T3">: Django Rest Framework, swagger </text:span></text:p>
      <text:p text:style-name="P9">stripe payment</text:p>
      <text:p text:style-name="P6"/>
      <text:p text:style-name="P6">Frontend: AngularJs</text:p>
      <text:p text:style-name="P7">Version:</text:p>
      <text:p text:style-name="P6"/>
      <text:p text:style-name="P10">Backend SRS</text:p>
      <text:p text:style-name="P10"/>
      <text:p text:style-name="P11"><text:span text:style-name="T8">T</text:span>ypes of users</text:p>
      <text:p text:style-name="P1"/>
      <text:p text:style-name="P1"><text:span text:style-name="T7">1. </text:span>owner</text:p>
      <text:p text:style-name="P11">2. <text:span text:style-name="T1">customer </text:span></text:p>
      <text:p text:style-name="P1"/>
      <text:p text:style-name="P16">Owner Section</text:p>
      <text:p text:style-name="P1"/>
      <text:p text:style-name="P1"><text:span text:style-name="T9">1. </text:span>Login</text:p>
      <text:p text:style-name="P2"><text:span text:style-name="T9">2. </text:span>Owner Dashboard</text:p>
      <text:p text:style-name="P4"><text:span text:style-name="T1"><text:tab/>Invoice </text:span><text:span text:style-name="T2">management screen</text:span><text:span text:style-name="T1"> for the customer</text:span></text:p>
      <text:p text:style-name="P2"><text:tab/>List all the customer invoices below that <text:span text:style-name="T10">with status</text:span></text:p>
      <text:p text:style-name="P14"/>
      <text:p text:style-name="P3"><text:span text:style-name="T14">In the i</text:span><text:span text:style-name="T1">nvoice </text:span><text:span text:style-name="T2">management screen </text:span><text:span text:style-name="T14">d</text:span><text:span text:style-name="T11">isplay form with required fields </text:span><text:span text:style-name="T12">and submit button</text:span></text:p>
      <text:p text:style-name="P12">Once submitted the code invoice data will be generated and create a link from the created invoice id</text:p>
      <text:p text:style-name="P12">need to encrypt the id in the url with the secret <text:span text:style-name="T13">key </text:span>in the application</text:p>
      <text:p text:style-name="P2"/>
      <text:p text:style-name="P15">Customer section</text:p>
      <text:p text:style-name="P15"/>
      <text:p text:style-name="P13">When the user click on the url identify the customer amount details from it and redirect to strip payment page</text:p>
      <text:p text:style-name="P13">Customer can enter their card number to proceeds the payment</text:p>
      <text:p text:style-name="P13">If the payment is successfull. Customer will get a response in the screen like you have successfully paid the amount <text:span text:style-name="T15">otherwise transaction failed status</text:span></text:p>
      <text:p text:style-name="P13"/>
      <text:p text:style-name="P13"/>
      <text:p text:style-name="P17">Frontend SRS</text:p>
      <text:p text:style-name="P18"/>
      <text:p text:style-name="P19">Login screen</text:p>
      <text:p text:style-name="P19">customer Dashboard</text:p>
      <text:p text:style-name="P19">stripe payment screen for the customer</text:p>
      <text:p text:style-name="P19">screen with successful message or failed message</text:p>
      <text:p text:style-name="P2"/>
      <text:p text:style-name="P20">All the credentials will be the .env file</text:p>
      <text:p text:style-name="P5"/>
      <text:p text:style-name="P5"/>
      <text:p text:style-name="P25">Process flow</text:p>
      <text:p text:style-name="P25">1. Owner <text:s/>can able to login as authenticated user in the system</text:p>
      <text:p text:style-name="P40"><text:span text:style-name="T17">2. After login </text:span><text:span text:style-name="T16">owner can</text:span><text:span text:style-name="T17"> add invoice from invoice management screen</text:span></text:p>
      <text:p text:style-name="P41"><text:soft-page-break/>3. link generated will be send to the user(Assumption using mail, Not integrated as not specified in the requirement)</text:p>
      <text:p text:style-name="P42"><text:span text:style-name="T16">4. customer can click on the link validate the link and return the payment details if the link is valid otherwise raise an exception</text:span></text:p>
      <text:p text:style-name="P41">5. load split paymet screen with amount selected from the bank end</text:p>
      <text:p text:style-name="P41">6. After the successful transaction link status will be set to False to indicate it is inactive</text:p>
      <text:p text:style-name="P41">7. customer will get a transaction sucess/failed response</text:p>
      <text:p text:style-name="P41"/>
      <text:p text:style-name="P41"/>
      <text:p text:style-name="P39">QA Relase Notes</text:p>
      <text:p text:style-name="P39"/>
      <text:p text:style-name="P43">Api sets</text:p>
      <text:p text:style-name="P43"/>
      <text:p text:style-name="P43">1. customer</text:p>
      <text:p text:style-name="P43">2. rest-auth</text:p>
      <text:p text:style-name="P43">3. invoice</text:p>
      <text:p text:style-name="P25"/>
      <text:p text:style-name="P44">Invoice apis only be available after successfull login</text:p>
      <text:p text:style-name="P25"/>
      <text:p text:style-name="P44">1. For registering new user</text:p>
      <text:p text:style-name="P44"/>
      <text:p text:style-name="P44">API end point: rest-auth/registration</text:p>
      <text:p text:style-name="P44"/>
      <text:p text:style-name="P44">Expected Input: {</text:p>
      <text:p text:style-name="P44"><text:s text:c="2"/>"username": "example",</text:p>
      <text:p text:style-name="P44"><text:s text:c="2"/>"email": "test123@example.com",</text:p>
      <text:p text:style-name="P44"><text:s text:c="2"/>"password1": "example@123",</text:p>
      <text:p text:style-name="P44"><text:s text:c="2"/>"password2": "example@123"</text:p>
      <text:p text:style-name="P44">}</text:p>
      <text:p text:style-name="P44"/>
      <text:p text:style-name="P44">Expected output:</text:p>
      <text:p text:style-name="P46">{</text:p>
      <text:p text:style-name="P26"><text:span text:style-name="T18"><text:tab/></text:span><text:span text:style-name="T19">"key": "21a783c6eb70d6a470f7a1b33365d46fee8ea961"</text:span></text:p>
      <text:p text:style-name="P46">}</text:p>
      <text:p text:style-name="P46"/>
      <text:p text:style-name="P47">2. <text:span text:style-name="T22">owner Login</text:span></text:p>
      <text:p text:style-name="P47"/>
      <text:p text:style-name="P47"><text:span text:style-name="T22">API Endpoint: rest-auth/login/</text:span></text:p>
      <text:p text:style-name="P47"/>
      <text:p text:style-name="P47"><text:span text:style-name="T22">Expected Input:{</text:span></text:p>
      <text:p text:style-name="P46"><text:s text:c="2"/>"username": "example",</text:p>
      <text:p text:style-name="P46"><text:s text:c="2"/>"password": "example@123"</text:p>
      <text:p text:style-name="P46">}</text:p>
      <text:p text:style-name="P46"/>
      <text:p text:style-name="P48">Expected output:</text:p>
      <text:p text:style-name="P48">{</text:p>
      <text:p text:style-name="P27"><text:span text:style-name="T18"><text:tab/></text:span><text:span text:style-name="T19">"key": "21a783c6eb70d6a470f7a1b33365d46fee8ea961"</text:span></text:p>
      <text:p text:style-name="P48">}</text:p>
      <text:p text:style-name="P44"/>
      <text:p text:style-name="P49">Note: Invoice apis will be available now</text:p>
      <text:p text:style-name="P49"/>
      <text:p text:style-name="P49">3. Invoice creation</text:p>
      <text:p text:style-name="P49"/>
      <text:p text:style-name="P49"><text:soft-page-break/>Endpoint: /invoices</text:p>
      <text:p text:style-name="P50"><text:span text:style-name="T22">method: </text:span><text:span text:style-name="T25">POST</text:span></text:p>
      <text:p text:style-name="P49">Expected Input:</text:p>
      <text:p text:style-name="P49">{</text:p>
      <text:p text:style-name="P49"><text:s text:c="2"/>"client_name": "client1",</text:p>
      <text:p text:style-name="P49"><text:s text:c="2"/>"client_email": "client1@example.com",</text:p>
      <text:p text:style-name="P49"><text:s text:c="2"/>"project_name": "proj1",</text:p>
      <text:p text:style-name="P49"><text:s text:c="2"/>"amount": 1000</text:p>
      <text:p text:style-name="P49">}</text:p>
      <text:p text:style-name="P49">Expected Output:</text:p>
      <text:p text:style-name="P51">{</text:p>
      <text:p text:style-name="P32"><text:tab/>"id": "a5e9a0a4-c508-4891-91aa-12c9e181dd45",</text:p>
      <text:p text:style-name="P32"><text:tab/>"client_name": "client1",</text:p>
      <text:p text:style-name="P28"><text:span text:style-name="T19"><text:tab/>"client_email": "</text:span><text:a xlink:type="simple" xlink:href="mailto:client1@example.com" text:style-name="Internet_20_link" text:visited-style-name="Visited_20_Internet_20_Link">client1@example.com</text:a><text:span text:style-name="T19">",</text:span></text:p>
      <text:p text:style-name="P32"><text:tab/>"project_name": "proj1",</text:p>
      <text:p text:style-name="P32"><text:tab/>"amount": <text:span text:style-name="T23">1000</text:span>,</text:p>
      <text:p text:style-name="P32"><text:tab/>"created_at": "2021-07-07T03:49:14.757856Z",</text:p>
      <text:p text:style-name="P30"><text:span text:style-name="T20"><text:tab/>"link": "</text:span><text:a xlink:type="simple" xlink:href="http://localhost:8000/customers/gAAAAABg5SQ6bFjt0PDUiGdikX3LKdF6px-5RuIhwEToHtZ0h_Juv6AVeueIj_ieAtniT30U7kMkN7GfaPGwc7aZPKjHuWVJ9sH8IB0eEMvPZNfM5iKoIhEuvGWKt7UIr0ZRw0Z_WxpK" text:style-name="Internet_20_link" text:visited-style-name="Visited_20_Internet_20_Link">http://localhost:8000/customers/gAAAAABg5SQ6bFjt0PDUiGdikX3LKdF6px-5RuIhwEToHtZ0h_Juv6AVeueIj_ieAtniT30U7kMkN7GfaPGwc7aZPKjHuWVJ9sH8IB0eEMvPZNfM5iKoIhEuvGWKt7UIr0ZRw0Z_WxpK</text:a><text:span text:style-name="T20">",</text:span></text:p>
      <text:p text:style-name="P30"><text:span text:style-name="T20"><text:tab/>“</text:span><text:span text:style-name="T21">status”: True</text:span></text:p>
      <text:p text:style-name="P37"><text:span text:style-name="T24">}</text:span></text:p>
      <text:p text:style-name="P32"/>
      <text:p text:style-name="P34">4. Listing all Invoices</text:p>
      <text:p text:style-name="P34"/>
      <text:p text:style-name="P34">Endpoint: /invoices</text:p>
      <text:p text:style-name="P34">Method: POST</text:p>
      <text:p text:style-name="P36">Expected output:</text:p>
      <text:p text:style-name="P36"/>
      <text:p text:style-name="P36">[<text:span text:style-name="T27">{</text:span></text:p>
      <text:p text:style-name="P33"><text:tab/>"id": "a5e9a0a4-c508-4891-91aa-12c9e181dd45",</text:p>
      <text:p text:style-name="P33"><text:tab/>"client_name": "client1",</text:p>
      <text:p text:style-name="P29"><text:span text:style-name="T19"><text:tab/>"client_email": "</text:span><text:a xlink:type="simple" xlink:href="mailto:client1@example.com" text:style-name="Internet_20_link" text:visited-style-name="Visited_20_Internet_20_Link">client1@example.com</text:a><text:span text:style-name="T19">",</text:span></text:p>
      <text:p text:style-name="P33"><text:tab/>"project_name": "proj1",</text:p>
      <text:p text:style-name="P33"><text:tab/>"amount": <text:span text:style-name="T23">1000</text:span>,</text:p>
      <text:p text:style-name="P33"><text:tab/>"created_at": "2021-07-07T03:49:14.757856Z",</text:p>
      <text:p text:style-name="P31"><text:span text:style-name="T20"><text:tab/>"link": "</text:span><text:a xlink:type="simple" xlink:href="http://localhost:8000/customers/gAAAAABg5SQ6bFjt0PDUiGdikX3LKdF6px-5RuIhwEToHtZ0h_Juv6AVeueIj_ieAtniT30U7kMkN7GfaPGwc7aZPKjHuWVJ9sH8IB0eEMvPZNfM5iKoIhEuvGWKt7UIr0ZRw0Z_WxpK" text:style-name="Internet_20_link" text:visited-style-name="Visited_20_Internet_20_Link">http://localhost:8000/customers/gAAAAABg5SQ6bFjt0PDUiGdikX3LKdF6px-5RuIhwEToHtZ0h_Juv6AVeueIj_ieAtniT30U7kMkN7GfaPGwc7aZPKjHuWVJ9sH8IB0eEMvPZNfM5iKoIhEuvGWKt7UIr0ZRw0Z_WxpK</text:a><text:span text:style-name="T20">",</text:span></text:p>
      <text:p text:style-name="P31"><text:span text:style-name="T20"><text:tab/>“</text:span><text:span text:style-name="T21">status”: True</text:span></text:p>
      <text:p text:style-name="P33">}<text:span text:style-name="T26">]</text:span></text:p>
      <text:p text:style-name="P33"/>
      <text:p text:style-name="P36">5. customer payment</text:p>
      <text:p text:style-name="P36"/>
      <text:p text:style-name="P35">Endpoint: <text:span text:style-name="T28">customers</text:span><text:span text:style-name="T30">{invoice_ref}</text:span></text:p>
      <text:p text:style-name="P36"><text:span text:style-name="T29">method: POST</text:span></text:p>
      <text:p text:style-name="P36"><text:span text:style-name="T29">Expected_input: invoice_ref = <text:s/></text:span><text:a xlink:type="simple" xlink:href="http://localhost:8000/customers/gAAAAABg5SQ6bFjt0PDUiGdikX3LKdF6px-" text:style-name="Internet_20_link" text:visited-style-name="Visited_20_Internet_20_Link"><text:span text:style-name="T31">gAAAAABg5SQ6bFjt0PDUiGdikX3LKdF6px-</text:span></text:a><text:a xlink:type="simple" xlink:href="http://localhost:8000/customers/gAAAAABg5SQ6bFjt0PDUiGdikX3LKdF6px-5RuIhwEToHtZ0h_Juv6AVeueIj_ieAtniT30U7kMkN7GfaPGwc7aZPKjHuWVJ9sH8IB0eEMvPZNfM5iKoIhEuvGWKt7UIr0ZRw0Z_WxpK" text:style-name="Internet_20_link" text:visited-style-name="Visited_20_Internet_20_Link"><text:span text:style-name="T31">5RuIhwEToHtZ0h_Juv6AVeueIj_ieAtniT30U7kMkN7GfaPGwc7aZPKjHuWVJ9sH8IB0eEMvPZNfM5iKoIhEuvGWKt7UIr0ZRw0Z_WxpK</text:span></text:a></text:p>
      <text:p text:style-name="P36"><text:span text:style-name="T31"/></text:p>
      <text:p text:style-name="P36"><text:span text:style-name="T31">E</text:span><text:span text:style-name="T29">xpected_output: </text:span></text:p>
      <text:p text:style-name="P36"><text:span text:style-name="T29"/></text:p>
      <text:p text:style-name="P36"><text:span text:style-name="T27">{</text:span></text:p>
      <text:p text:style-name="P33"><text:tab/>"id": "a5e9a0a4-c508-4891-91aa-12c9e181dd45",</text:p>
      <text:p text:style-name="P33"><text:tab/>"client_name": "client1",</text:p>
      <text:p text:style-name="P29"><text:span text:style-name="T19"><text:tab/>"client_email": "</text:span><text:a xlink:type="simple" xlink:href="mailto:client1@example.com" text:style-name="Internet_20_link" text:visited-style-name="Visited_20_Internet_20_Link">client1@example.com</text:a><text:span text:style-name="T19">",</text:span></text:p>
      <text:p text:style-name="P33"><text:tab/>"project_name": "proj1",</text:p>
      <text:p text:style-name="P33"><text:tab/>"amount": <text:span text:style-name="T23">1000</text:span>,</text:p>
      <text:p text:style-name="P33"><text:tab/>"created_at": "2021-07-07T03:49:14.757856Z",</text:p>
      <text:p text:style-name="P31"><text:span text:style-name="T20"><text:tab/>"link": "</text:span><text:a xlink:type="simple" xlink:href="http://localhost:8000/customers/gAAAAABg5SQ6bFjt0PDUiGdikX3LKdF6px-5RuIhwEToHtZ0h_Juv6AVeueIj_ieAtniT30U7kMkN7GfaPGwc7aZPKjHuWVJ9sH8IB0eEMvPZNfM5iKoIhEuvGWKt7UIr0ZRw0Z_WxpK" text:style-name="Internet_20_link" text:visited-style-name="Visited_20_Internet_20_Link">http://localhost:8000/customers/gAAAAABg5SQ6bFjt0PDUiGdikX3LKdF6px-5RuIhwEToHtZ0h_Juv6AVeueIj_ieAtniT30U7kMkN7GfaPGwc7aZPKjHuWVJ9sH8IB0eEMvPZNfM5iKoIhEuvGWKt7UIr0ZRw0Z_WxpK</text:a><text:span text:style-name="T20">",</text:span></text:p>
      <text:p text:style-name="P31"><text:span text:style-name="T20"><text:tab/>“</text:span><text:span text:style-name="T21">status”: True</text:span></text:p>
      <text:p text:style-name="P33">}</text:p>
      <text:p text:style-name="P25"/>
      <text:p text:style-name="P52"><text:soft-page-break/>Know issues:</text:p>
      <text:p text:style-name="P52"/>
      <text:p text:style-name="P52">unable to implement split api integration and Angular front <text:span text:style-name="T32">end </text:span>for this app due to time contraints.</text:p>
      <text:p text:style-name="P52"/>
      <text:p text:style-name="P52"/>
      <text:p text:style-name="P52"/>
      <text:p text:style-name="P52"/>
      <text:p text:style-name="P5"/>
      <text:p text:style-name="P5"/>
      <text:p text:style-name="P2"/>
      <text:p text:style-name="P2"/>
      <text:p text:style-name="P24"/>
      <text:p text:style-name="P23"/>
      <text:p text:style-name="P22"/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0:37:33.302104232</meta:creation-date>
    <dc:date>2021-07-07T09:29:35.707485689</dc:date>
    <meta:editing-duration>PT8H2M12S</meta:editing-duration>
    <meta:editing-cycles>47</meta:editing-cycles>
    <meta:generator>LibreOffice/6.4.7.2$Linux_X86_64 LibreOffice_project/40$Build-2</meta:generator>
    <meta:document-statistic meta:table-count="0" meta:image-count="0" meta:object-count="0" meta:page-count="4" meta:paragraph-count="119" meta:word-count="471" meta:character-count="4116" meta:non-whitespace-character-count="3710"/>
  </office:meta>
</office:document-meta>
</file>